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b01e"/>
    </style:style>
    <style:style style:name="T1" style:family="text">
      <style:text-properties officeooo:rsid="0016b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hail Sebatian, Dziennik 1935-1944</text:span></text:p>
      <text:p text:style-name="P1"><text:span text:style-name="T1"/></text:p>
      <text:p text:style-name="P1"><text:span text:style-name="T1">Emil Cioran, Zarys rozkładu</text:span></text:p>
      <text:p text:style-name="P1"><text:span text:style-name="T1">Emil Cioran, Sylogizmy goryczy</text:span></text:p>
      <text:p text:style-name="P1"><text:span text:style-name="T1">Berndt Matheuss, Emil Cioran. Portret radykalnego sceptyka.</text:span></text:p>
      <text:p text:style-name="P1"><text:span text:style-name="T1"/></text:p>
      <text:p text:style-name="P1"><text:span text:style-name="T1">Nadine Fresco, Smierć Żydów. Fotografie</text:span></text:p>
      <text:p text:style-name="P1"><text:span text:style-name="T1"/></text:p>
      <text:p text:style-name="P1"><text:span text:style-name="T1">Andrzej Szpociński, Pamięć zbiorowa jako czynnik integracji i źródło konfliktów</text:span></text:p>
      <text:p text:style-name="P1"><text:span text:style-name="T1"/></text:p>
      <text:p text:style-name="P1"><text:span text:style-name="T1">Idith Zertal, Naród i śmierć. Zagłada w dyskursie i polityce Izrae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4T09:36:16</meta:creation-date>
    <meta:print-date>2011-11-24T09:36:40</meta:print-date>
    <meta:document-statistic meta:table-count="0" meta:image-count="0" meta:object-count="0" meta:page-count="1" meta:paragraph-count="7" meta:word-count="45" meta:character-count="337"/>
    <dc:date>2011-11-24T09:37:40</dc:date>
    <meta:editing-duration>PT00H01M25S</meta:editing-duration>
    <meta:editing-cycles>1</meta:editing-cycles>
    <meta:generator>OpenOffice.org/3.2$Linux OpenOffice.org_project/320m15$Build-9492</meta:generator>
  </office:meta>
</office:document-meta>
</file>